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400464DAAD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14cm, 3.646cm, 2.706cm, 3.12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2cm" svg:height="12.1cm" svg:x="3cm" svg:y="9cm">
          <draw:image xlink:href="Pictures/100000000000050000000400464DAAD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07T11:31:39</dc:date>
    <dc:creator>stephen mcfarlane</dc:creator>
    <meta:generator>LibreOffice/4.0.2.2$Linux_X86_64 LibreOffice_project/400m0$Build-2</meta:generator>
    <meta:document-statistic meta:object-count="1"/>
  </office:meta>
</office:document-meta>
</file>